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list-style-name="L1">
      <style:text-properties style:text-underline-style="none" fo:font-weight="bold" style:font-weight-asian="bold" style:font-weight-complex="bold"/>
    </style:style>
    <style:style style:name="P6" style:family="paragraph" style:parent-style-name="Standard" style:list-style-name="L1">
      <style:paragraph-properties>
        <style:tab-stops>
          <style:tab-stop style:position="0.1602in"/>
        </style:tab-stops>
      </style:paragraph-properties>
      <style:text-properties style:text-underline-style="none" fo:font-weight="bold" style:font-weight-asian="bold" style:font-weight-complex="bold"/>
    </style:style>
    <style:style style:name="P7"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8" style:family="paragraph" style:parent-style-name="Standard" style:list-style-name="L1">
      <style:paragraph-properties>
        <style:tab-stops>
          <style:tab-stop style:position="0.1602in"/>
        </style:tab-stops>
      </style:paragraph-properties>
      <style:text-properties style:text-underline-style="none" fo:font-weight="bold" style:font-weight-asian="bold" style:font-weight-complex="bold"/>
    </style:style>
    <style:style style:name="P9" style:family="paragraph" style:parent-style-name="Standard">
      <style:paragraph-properties fo:margin-left="0.5008in" fo:margin-right="0in" fo:text-indent="0in" style:auto-text-indent="false"/>
      <style:text-properties fo:font-size="10pt" style:font-size-asian="10pt" style:font-size-complex="10pt"/>
    </style:style>
    <style:style style:name="P10" style:family="paragraph" style:parent-style-name="Standard">
      <style:paragraph-properties fo:margin-left="0.5008in" fo:margin-right="0in" fo:text-indent="0in" style:auto-text-indent="false"/>
      <style:text-properties fo:font-size="10pt" style:text-underline-style="none" fo:font-weight="normal" style:font-size-asian="8.75pt" style:font-weight-asian="normal" style:font-size-complex="10pt" style:font-weight-complex="normal"/>
    </style:style>
    <style:style style:name="P11" style:family="paragraph" style:parent-style-name="Standard">
      <style:paragraph-properties fo:margin-left="0.5008in" fo:margin-right="0in" fo:text-indent="0in" style:auto-text-indent="false"/>
      <style:text-properties style:text-underline-style="none"/>
    </style:style>
    <style:style style:name="P12" style:family="paragraph" style:parent-style-name="Standard">
      <style:paragraph-properties fo:margin-left="0.5008in" fo:margin-right="0in" fo:margin-top="0in" fo:margin-bottom="0.0598in" fo:text-indent="0in" style:auto-text-indent="false"/>
      <style:text-properties fo:font-size="10pt" style:font-size-asian="10pt" style:font-size-complex="10pt"/>
    </style:style>
    <style:style style:name="P13" style:family="paragraph" style:parent-style-name="Standard" style:list-style-name="L1">
      <style:paragraph-properties fo:margin-top="0in" fo:margin-bottom="0.0598in"/>
      <style:text-properties style:text-underline-style="none" fo:font-weight="bold" style:font-weight-asian="bold" style:font-weight-complex="bold"/>
    </style:style>
    <style:style style:name="P14" style:family="paragraph" style:parent-style-name="Standard" style:list-style-name="L1">
      <style:paragraph-properties fo:margin-top="0in" fo:margin-bottom="0.0598in">
        <style:tab-stops>
          <style:tab-stop style:position="0.1602in"/>
        </style:tab-stops>
      </style:paragraph-properties>
      <style:text-properties style:text-underline-style="none" fo:font-weight="bold" style:font-weight-asian="bold" style:font-weight-complex="bold"/>
    </style:style>
    <style:style style:name="P15" style:family="paragraph" style:parent-style-name="Standard">
      <style:paragraph-properties fo:margin-left="0.7209in" fo:margin-right="0in" fo:text-indent="-0.2102in" style:auto-text-indent="false">
        <style:tab-stops>
          <style:tab-stop style:position="0.1902in"/>
        </style:tab-stops>
      </style:paragraph-properties>
      <style:text-properties fo:font-weight="bold" style:font-weight-asian="bold" style:font-weight-complex="bold"/>
    </style:style>
    <style:style style:name="P16" style:family="paragraph" style:parent-style-name="Standard" style:list-style-name="L1">
      <style:paragraph-properties fo:margin-left="0.9118in" fo:margin-right="0in" fo:margin-top="0in" fo:margin-bottom="0in"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fo:margin-left="0.9118in" fo:margin-right="0in" fo:margin-top="0in" fo:margin-bottom="0in" fo:text-indent="0in"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Standard">
      <style:paragraph-properties fo:margin-left="0.9118in" fo:margin-right="0in" fo:margin-top="0in" fo:margin-bottom="0in" fo:text-indent="0in" style:auto-text-indent="false">
        <style:tab-stops/>
      </style:paragraph-properties>
      <style:text-properties fo:font-size="12pt" fo:font-weight="normal" style:font-size-asian="10.5pt" style:font-weight-asian="normal" style:font-size-complex="12pt" style:font-weight-complex="normal"/>
    </style:style>
    <style:style style:name="P19" style:family="paragraph" style:parent-style-name="Standard" style:list-style-name="L1">
      <style:paragraph-properties fo:margin-left="0.9118in" fo:margin-right="0in" fo:margin-top="0in" fo:margin-bottom="0in" fo:text-indent="0in" style:auto-text-indent="false">
        <style:tab-stops>
          <style:tab-stop style:position="0.5307in"/>
        </style:tab-stops>
      </style:paragraph-properties>
    </style:style>
    <style:style style:name="P20" style:family="paragraph" style:parent-style-name="Standard">
      <style:paragraph-properties fo:margin-left="0.9118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2" style:family="paragraph" style:parent-style-name="Standard">
      <style:paragraph-properties fo:margin-left="0.9118in" fo:margin-right="0in" fo:margin-top="0in" fo:margin-bottom="0.0402in" fo:text-indent="0in" style:auto-text-indent="false">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list-style-name="L1">
      <style:paragraph-properties fo:margin-left="0.9118in" fo:margin-right="0in" fo:margin-top="0in" fo:margin-bottom="0.0402in" fo:text-indent="0in" style:auto-text-indent="false">
        <style:tab-stops/>
      </style:paragraph-properties>
      <style:text-properties fo:font-size="10pt" fo:font-weight="normal" style:font-size-asian="10pt" style:font-weight-asian="normal" style:font-size-complex="10pt" style:font-weight-complex="normal"/>
    </style:style>
    <style:style style:name="P24" style:family="paragraph" style:parent-style-name="Standard" style:list-style-name="L1">
      <style:paragraph-properties fo:margin-left="0.9118in" fo:margin-right="0in" fo:margin-top="0in" fo:margin-bottom="0.0402in"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25" style:family="paragraph" style:parent-style-name="Standard" style:list-style-name="L1">
      <style:paragraph-properties fo:margin-left="0.7516in" fo:margin-right="0in" fo:margin-top="0in" fo:margin-bottom="0.0598in" fo:text-indent="-0.2508in" style:auto-text-indent="false">
        <style:tab-stops>
          <style:tab-stop style:position="0.1602in"/>
        </style:tab-stops>
      </style:paragraph-properties>
      <style:text-properties fo:font-weight="bold" style:font-weight-asian="bold" style:font-weight-complex="bold"/>
    </style:style>
    <style:style style:name="P26"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7"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8"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T1" style:family="text">
      <style:text-properties style:font-name="Times New Roman1"/>
    </style:style>
    <style:style style:name="T2" style:family="text">
      <style:text-properties fo:font-size="10pt" style:font-size-asian="10pt" style:font-size-complex="10pt"/>
    </style:style>
    <style:style style:name="T3" style:family="text">
      <style:text-properties fo:font-size="10pt" style:text-underline-style="none" fo:font-weight="normal" style:font-size-asian="10pt" style:font-weight-asian="normal" style:font-size-complex="10pt" style:font-weight-complex="normal"/>
    </style:style>
    <style:style style:name="T4"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ECMAScript additions reference</text:p>
      <text:p text:style-name="Standard"/>
      <text:list xml:id="list1392015752" text:style-name="L1">
        <text:list-item>
          <text:p text:style-name="P13">Copyright</text:p>
        </text:list-item>
      </text:list>
      <text:p text:style-name="P12">Copyright <text:span text:style-name="T1">©</text:span> 2011 by Gillen Daniel</text:p>
      <text:p text:style-name="P9">Permission is granted to copy, distribute and/or modify this document under the terms of the GNU Free</text:p>
      <text:p text:style-name="P9">Documentation License, Version 1.3 or any later version published by the Free Software Foundation; with no</text:p>
      <text:p text:style-name="P9">Invariant Sections, no Front-Cover Texts, and no Back-Cover Texts. A copy of the license can be found at</text:p>
      <text:p text:style-name="P11"><text:span text:style-name="T2">http://www.gnu.org/licenses/fdl.html.</text:span></text:p>
      <text:p text:style-name="P1"/>
      <text:list xml:id="list1721947404" text:continue-numbering="true" text:style-name="L1">
        <text:list-item>
          <text:p text:style-name="P13">Content / Target audience</text:p>
        </text:list-item>
      </text:list>
      <text:p text:style-name="P10">This document is mainly targeting fred report developers and contains detailed descriptions of all data types and functions that are exported by fred be used in report templates.</text:p>
      <text:p text:style-name="P4"/>
      <text:list xml:id="list136456501" text:continue-numbering="true" text:style-name="L1">
        <text:list-item>
          <text:p text:style-name="P13">Data types</text:p>
          <text:list>
            <text:list-item>
              <text:p text:style-name="P25"><text:bookmark-start text:name="__DdeLink__1413_1508150224"/><text:span text:style-name="T5">R</text:span><text:bookmark-end text:name="__DdeLink__1413_1508150224"/><text:span text:style-name="T5">egistryKeyValue</text:span></text:p>
              <text:p text:style-name="P23"><text:span text:style-name="T5">This data type is a simple structure containing three (3) fields:</text:span></text:p>
              <text:p text:style-name="P19"><text:span text:style-name="T3">- </text:span><text:span text:style-name="T4">type</text:span><text:span text:style-name="T3">:<text:tab/>An integer containing the key's value type.</text:span></text:p>
              <text:p text:style-name="P16"><text:span text:style-name="T5">- </text:span><text:span text:style-name="T8">length</text:span><text:span text:style-name="T5">:<text:tab/>An integer </text:span><text:bookmark-start text:name="__DdeLink__1432_1508150224"/><text:span text:style-name="T5">containing</text:span><text:bookmark-end text:name="__DdeLink__1432_1508150224"/><text:span text:style-name="T5"> the key's value length in bytes.</text:span></text:p>
              <text:p text:style-name="P24"><text:span text:style-name="T5">- </text:span><text:span text:style-name="T8">value</text:span><text:span text:style-name="T5">:<text:tab/>A ByteArray containing the key's value.</text:span></text:p>
            </text:list-item>
          </text:list>
        </text:list-item>
      </text:list>
      <text:p text:style-name="P22">The value type constants are not exported by fred to any report templates. If you need type checking, pass the type value to the RegistryKeyTypeToString() function and use the resulting string.</text:p>
      <text:p text:style-name="P17">It is not possible to construct own RegistryKeyValue values inside a report template!</text:p>
      <text:p text:style-name="P18"/>
      <text:list xml:id="list399816526" text:continue-numbering="true" text:style-name="L1">
        <text:list-item>
          <text:list>
            <text:list-item>
              <text:p text:style-name="P25"><text:span text:style-name="T5">ByteArray</text:span></text:p>
            </text:list-item>
          </text:list>
        </text:list-item>
      </text:list>
      <text:p text:style-name="P20">This data type represents an array of single 8bit (=1byte) values.</text:p>
      <text:p text:style-name="P15"/>
      <text:list xml:id="list1917529481" text:continue-numbering="true" text:style-name="L1">
        <text:list-item>
          <text:p text:style-name="P13">Functions</text:p>
          <text:list>
            <text:list-item>
              <text:p text:style-name="P14">print / println</text:p>
            </text:list-item>
          </text:list>
        </text:list-item>
      </text:list>
      <text:p text:style-name="P21"><text:bookmark-start text:name="__DdeLink__1418_1508150224"/><text:span text:style-name="T7">Syntax:</text:span> print([&lt;string1&gt;, [&lt;string2&gt;, …]]);<text:bookmark-end text:name="__DdeLink__1418_1508150224"/></text:p>
      <text:p text:style-name="P21"><text:span text:style-name="T7">Syntax:</text:span> println([&lt;string1&gt;, [&lt;string2&gt;, …]]);</text:p>
      <text:p text:style-name="P21"><text:span text:style-name="T7">Return value:</text:span> Nothing.</text:p>
      <text:p text:style-name="P26"><text:bookmark-start text:name="__DdeLink__1430_1508150224"/><text:span text:style-name="T7">Description:</text:span> XX<text:bookmark-end text:name="__DdeLink__1430_1508150224"/></text:p>
      <text:p text:style-name="P7"/>
      <text:list xml:id="list2143464470" text:continue-numbering="true" text:style-name="L1">
        <text:list-item>
          <text:list>
            <text:list-item>
              <text:p text:style-name="P14">GetRegistryNodes</text:p>
            </text:list-item>
          </text:list>
        </text:list-item>
      </text:list>
      <text:p text:style-name="P21"><text:span text:style-name="T7">Syntax:</text:span> <text:bookmark-start text:name="__DdeLink__1420_1508150224"/>GetRegistryNodes<text:bookmark-end text:name="__DdeLink__1420_1508150224"/>(&lt;path&gt;);</text:p>
      <text:p text:style-name="P21"><text:bookmark-start text:name="__DdeLink__1426_1508150224"/><text:span text:style-name="T7">Return value:</text:span> Array containing the node names or undefined.<text:bookmark-end text:name="__DdeLink__1426_1508150224"/></text:p>
      <text:p text:style-name="P26"><text:span text:style-name="T7">Description:</text:span> XX</text:p>
      <text:p text:style-name="P7"/>
      <text:list xml:id="list1924678523" text:continue-numbering="true" text:style-name="L1">
        <text:list-item>
          <text:list>
            <text:list-item>
              <text:p text:style-name="P14">GetRegistryKeys</text:p>
            </text:list-item>
          </text:list>
        </text:list-item>
      </text:list>
      <text:p text:style-name="P21"><text:span text:style-name="T7">Syntax:</text:span> GetRegistryKeys(&lt;path&gt;);</text:p>
      <text:p text:style-name="P21"><text:span text:style-name="T7">Return value:</text:span> Array containing the node names or undefined.</text:p>
      <text:p text:style-name="P26"><text:span text:style-name="T7">Description:</text:span> XX</text:p>
      <text:p text:style-name="P7"/>
      <text:list xml:id="list775895465" text:continue-numbering="true" text:style-name="L1">
        <text:list-item>
          <text:list>
            <text:list-item>
              <text:p text:style-name="P14">GetRegistryKeyValue</text:p>
            </text:list-item>
          </text:list>
        </text:list-item>
      </text:list>
      <text:p text:style-name="P21"><text:span text:style-name="T7">Syntax:</text:span> RegistryKeyValue GetRegistryKeyValue(&lt;path&gt;, &lt;key&gt;);</text:p>
      <text:p text:style-name="P21"><text:span text:style-name="T7">Return value:</text:span> RegistryKeyValue structure or undefined.</text:p>
      <text:p text:style-name="P26"><text:span text:style-name="T7">Description:</text:span> XX</text:p>
      <text:p text:style-name="P7"/>
      <text:list xml:id="list1620594468" text:continue-numbering="true" text:style-name="L1">
        <text:list-item>
          <text:list>
            <text:list-item>
              <text:p text:style-name="P14"><text:bookmark-start text:name="__DdeLink__1416_1508150224"/>RegistryKeyValueToString<text:bookmark-end text:name="__DdeLink__1416_1508150224"/></text:p>
            </text:list-item>
          </text:list>
        </text:list-item>
      </text:list>
      <text:p text:style-name="P21"><text:soft-page-break/><text:span text:style-name="T7">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21"><text:bookmark-start text:name="__DdeLink__1428_1508150224"/><text:span text:style-name="T7">Return value:</text:span> String containing the converted value or undefined.<text:bookmark-end text:name="__DdeLink__1428_1508150224"/></text:p>
      <text:p text:style-name="P26"><text:span text:style-name="T7">Description:</text:span> XX</text:p>
      <text:p text:style-name="P7"/>
      <text:list xml:id="list1406881911" text:continue-numbering="true" text:style-name="L1">
        <text:list-item>
          <text:list>
            <text:list-item>
              <text:p text:style-name="P14">RegistryKeyValueToVariant</text:p>
            </text:list-item>
          </text:list>
        </text:list-item>
      </text:list>
      <text:p text:style-name="P21"><text:span text:style-name="T7">Syntax:</text:span> RegistryKeyValueToVariant(&lt;value&gt;, &lt;variant_type&gt;, [&lt;offset&gt;, &lt;length&gt;]);</text:p>
      <text:p text:style-name="P21"><text:span text:style-name="T7">Return value:</text:span> String containing the converted value or undefined.</text:p>
      <text:p text:style-name="P26"><text:span text:style-name="T7">Description:</text:span> XX</text:p>
      <text:p text:style-name="P7"/>
      <text:list xml:id="list877133773" text:continue-numbering="true" text:style-name="L1">
        <text:list-item>
          <text:list>
            <text:list-item>
              <text:p text:style-name="P14">RegistryKeyTypeToString</text:p>
            </text:list-item>
          </text:list>
        </text:list-item>
      </text:list>
      <text:p text:style-name="P21"><text:span text:style-name="T7">Syntax:</text:span> RegistryKeyTypeToString(&lt;value&gt;, &lt;value_type&gt;);</text:p>
      <text:p text:style-name="P21"><text:span text:style-name="T7">Return value:</text:span> String containing the converted value or undefined.</text:p>
      <text:p text:style-name="P26"><text:span text:style-name="T7">Description:</text:span> XX</text:p>
      <text:p text:style-name="P7"/>
      <text:list xml:id="list1212836260" text:continue-numbering="true" text:style-name="L1">
        <text:list-item>
          <text:list>
            <text:list-item>
              <text:p text:style-name="P6">XX</text:p>
            </text:list-item>
          </text:list>
        </text:list-item>
      </text:list>
      <text:p text:style-name="P7"/>
      <text:list xml:id="list1105271936" text:continue-numbering="true" text:style-name="L1">
        <text:list-item>
          <text:p text:style-name="P5">xx</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Forensic Registry EDitor (fred) reference manual<text:tab/><text:tab/>revision 1</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13:27:05</meta:creation-date>
    <dc:date>2011-09-13T15:43:48</dc:date>
    <meta:editing-duration>PT1H29M12S</meta:editing-duration>
    <meta:editing-cycles>18</meta:editing-cycles>
    <meta:generator>LibreOffice/3.3$Unix LibreOffice_project/330m19$Build-202</meta:generator>
    <meta:document-statistic meta:table-count="0" meta:image-count="0" meta:object-count="0" meta:page-count="2" meta:paragraph-count="52" meta:word-count="324" meta:character-count="2405"/>
  </office:meta>
</office:document-meta>
</file>